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2"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7T10:48:26.221636456</meta:creation-date>
    <dc:date>2014-01-17T10:49:41.892387618</dc:date>
    <meta:editing-duration>P0D</meta:editing-duration>
    <meta:editing-cycles>1</meta:editing-cycles>
    <meta:document-statistic meta:table-count="2" meta:cell-count="0" meta:object-count="0"/>
    <meta:generator>LibreOffice/4.2.0.2$Linux_X86_64 LibreOffice_project/601a398b803303d1a40a3299729531824fe0db56</meta:generator>
  </office:meta>
</office:document-meta>
</file>